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61e5" officeooo:paragraph-rsid="001361e5" style:font-weight-asian="bold" style:font-weight-complex="bold"/>
    </style:style>
    <style:style style:name="P2" style:family="paragraph" style:parent-style-name="Standard">
      <style:text-properties fo:font-weight="bold" officeooo:rsid="000ca2a6" officeooo:paragraph-rsid="0018c183" style:font-weight-asian="bold" style:font-weight-complex="bold"/>
    </style:style>
    <style:style style:name="P3" style:family="paragraph" style:parent-style-name="Standard">
      <style:text-properties officeooo:rsid="0004c45e" officeooo:paragraph-rsid="0004c45e"/>
    </style:style>
    <style:style style:name="P4" style:family="paragraph" style:parent-style-name="Standard">
      <style:text-properties officeooo:rsid="000b20e6"/>
    </style:style>
    <style:style style:name="P5" style:family="paragraph" style:parent-style-name="Standard">
      <style:text-properties officeooo:rsid="000b20e6" officeooo:paragraph-rsid="000b20e6"/>
    </style:style>
    <style:style style:name="P6" style:family="paragraph" style:parent-style-name="Standard">
      <style:text-properties officeooo:rsid="000ca2a6" officeooo:paragraph-rsid="0018c183"/>
    </style:style>
    <style:style style:name="P7" style:family="paragraph" style:parent-style-name="Standard">
      <style:text-properties officeooo:rsid="00113819" officeooo:paragraph-rsid="00113819"/>
    </style:style>
    <style:style style:name="P8" style:family="paragraph" style:parent-style-name="Standard">
      <style:text-properties officeooo:rsid="001361e5" officeooo:paragraph-rsid="001361e5"/>
    </style:style>
    <style:style style:name="P9" style:family="paragraph" style:parent-style-name="Standard">
      <style:paragraph-properties fo:text-align="center" style:justify-single-word="false"/>
      <style:text-properties fo:font-size="21pt" fo:font-weight="bold" officeooo:rsid="0004c45e" officeooo:paragraph-rsid="00058244" fo:background-color="#99ff66" style:font-size-asian="21pt" style:font-weight-asian="bold" style:font-size-complex="21pt" style:font-weight-complex="bold"/>
    </style:style>
    <style:style style:name="P10" style:family="paragraph" style:parent-style-name="Standard">
      <style:text-properties officeooo:rsid="0004c45e" officeooo:paragraph-rsid="0004c45e"/>
    </style:style>
    <style:style style:name="T1" style:family="text">
      <style:text-properties officeooo:rsid="000290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20e6" style:font-weight-asian="bold" style:font-weight-complex="bold"/>
    </style:style>
    <style:style style:name="T4" style:family="text">
      <style:text-properties fo:font-weight="bold" officeooo:rsid="0018c18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P5"/>
      <text:p text:style-name="P9"><text:span text:style-name="T1">Install </text:span>pycharm IDE</text:p>
      <text:p text:style-name="P3"/>
      <text:p text:style-name="P3"><text:a xlink:type="simple" xlink:href="https://www.jetbrains.com/pycharm/" text:style-name="Internet_20_link" text:visited-style-name="Visited_20_Internet_20_Link"/></text:p>
      <text:p text:style-name="P3"><text:a xlink:type="simple" xlink:href="https://www.jetbrains.com/pycharm/" text:style-name="Internet_20_link" text:visited-style-name="Visited_20_Internet_20_Link"/></text:p>
      <text:p text:style-name="P3"><text:a xlink:type="simple" xlink:href="https://www.jetbrains.com/pycharm/" text:style-name="Internet_20_link" text:visited-style-name="Visited_20_Internet_20_Link">https://www.jetbrains.com/pycharm/</text:a></text:p>
      <text:p text:style-name="P3"/>
      <text:p text:style-name="P8">untar the <text:span text:style-name="T2">pycharm-community-2017.3.2.tar.gz</text:span></text:p>
      <text:p text:style-name="P1"/>
      <text:p text:style-name="P6"><text:a xlink:type="simple" xlink:href="mailto:ssn@ssnone" text:style-name="Internet_20_link" text:visited-style-name="Visited_20_Internet_20_Link"><text:span text:style-name="T2">ssn@ssnone</text:span></text:a><text:span text:style-name="T2">:~/Downloads$ </text:span><text:span text:style-name="T3">chmod a+x <text:s/></text:span><text:span text:style-name="T4">pycharm-community-2017.3.2</text:span></text:p>
      <text:p text:style-name="P2"/>
      <text:p text:style-name="P7">ssn@ssnone:<text:span text:style-name="T2">~/pycharm-community-2017.3.2/bin$ ./pycharm.sh</text:span></text:p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7:37:41.683590526</meta:creation-date>
    <dc:date>2018-05-09T22:22:58.314887535</dc:date>
    <meta:editing-duration>PT14M46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3" meta:character-count="214" meta:non-whitespace-character-count="205"/>
  </office:meta>
</office:document-meta>
</file>